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istesEvolution" style:family="table">
      <style:table-properties style:width="17.99cm" table:align="center"/>
    </style:style>
    <style:style style:name="PistesEvolution.A" style:family="table-column">
      <style:table-column-properties style:column-width="4.247cm"/>
    </style:style>
    <style:style style:name="PistesEvolution.B" style:family="table-column">
      <style:table-column-properties style:column-width="4.251cm"/>
    </style:style>
    <style:style style:name="PistesEvolution.C" style:family="table-column">
      <style:table-column-properties style:column-width="4.249cm"/>
    </style:style>
    <style:style style:name="PistesEvolution.D" style:family="table-column">
      <style:table-column-properties style:column-width="5.242cm"/>
    </style:style>
    <style:style style:name="PistesEvolu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PistesEvolution.D1" style:family="table-cell">
      <style:table-cell-properties fo:padding="0.097cm" fo:border="0.05pt solid #000000"/>
    </style:style>
    <style:style style:name="PistesEvolution.A2" style:family="table-cell">
      <style:table-cell-properties fo:padding="0.097cm" fo:border-left="0.05pt solid #000000" fo:border-right="none" fo:border-top="none" fo:border-bottom="0.05pt solid #000000"/>
    </style:style>
    <style:style style:name="PistesEvolution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988cm" table:align="center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4.815cm"/>
    </style:style>
    <style:style style:name="Tableau1.C" style:family="table-column">
      <style:table-column-properties style:column-width="6.588cm"/>
    </style:style>
    <style:style style:name="Tableau1.D" style:family="table-column">
      <style:table-column-properties style:column-width="3.09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Mono" officeooo:rsid="0010024e" officeooo:paragraph-rsid="0010024e"/>
    </style:style>
    <style:style style:name="P2" style:family="paragraph" style:parent-style-name="Standard">
      <style:text-properties style:font-name="DejaVu Sans Mono" fo:font-weight="bold" officeooo:rsid="0010024e" officeooo:paragraph-rsid="0010024e" style:font-weight-asian="bold" style:font-weight-complex="bold"/>
    </style:style>
    <style:style style:name="P3" style:family="paragraph" style:parent-style-name="Standard">
      <style:text-properties style:font-name="DejaVu Sans Mono" fo:font-size="11pt" officeooo:rsid="0010024e" officeooo:paragraph-rsid="0010024e" style:font-size-asian="11pt" style:font-size-complex="11pt"/>
    </style:style>
    <style:style style:name="P4" style:family="paragraph" style:parent-style-name="Standard">
      <style:text-properties style:font-name="DejaVu Sans Mono" fo:font-size="11pt" style:text-underline-style="solid" style:text-underline-width="auto" style:text-underline-color="font-color" officeooo:rsid="0010024e" officeooo:paragraph-rsid="0010024e" style:font-size-asian="11pt" style:font-size-complex="11pt"/>
    </style:style>
    <style:style style:name="P5" style:family="paragraph" style:parent-style-name="Standard">
      <style:text-properties style:font-name="DejaVu Sans Mono" fo:font-size="11pt" fo:font-weight="bold" officeooo:rsid="0010024e" officeooo:paragraph-rsid="0010024e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DejaVu Sans Mono" fo:font-size="11pt" style:text-underline-style="none" officeooo:rsid="0010024e" officeooo:paragraph-rsid="0010024e" style:font-size-asian="11pt" style:font-size-complex="11pt"/>
    </style:style>
    <style:style style:name="P7" style:family="paragraph" style:parent-style-name="Standard">
      <style:text-properties officeooo:paragraph-rsid="0011f74e"/>
    </style:style>
    <style:style style:name="P8" style:family="paragraph" style:parent-style-name="Table_20_Heading">
      <style:paragraph-properties fo:text-align="center" style:justify-single-word="false"/>
      <style:text-properties style:font-name="DejaVu Sans Mono" fo:font-size="10pt" officeooo:rsid="0010024e" officeooo:paragraph-rsid="0010024e" style:font-size-asian="10pt" style:font-size-complex="10pt"/>
    </style:style>
    <style:style style:name="P9" style:family="paragraph" style:parent-style-name="Table_20_Heading">
      <style:paragraph-properties fo:text-align="center" style:justify-single-word="false"/>
      <style:text-properties style:font-name="DejaVu Sans Mono" fo:font-size="10pt" officeooo:rsid="0010024e" officeooo:paragraph-rsid="0011f74e" style:font-size-asian="10pt" style:font-size-complex="10pt"/>
    </style:style>
    <style:style style:name="P10" style:family="paragraph" style:parent-style-name="Table_20_Heading">
      <style:paragraph-properties fo:text-align="center" style:justify-single-word="false"/>
      <style:text-properties style:font-name="DejaVu Sans Mono" fo:font-size="10pt" officeooo:rsid="0011f74e" officeooo:paragraph-rsid="0011f74e" style:font-size-asian="10pt" style:font-size-complex="10pt"/>
    </style:style>
    <style:style style:name="P11" style:family="paragraph" style:parent-style-name="Table_20_Heading">
      <style:paragraph-properties fo:text-align="center" style:justify-single-word="false"/>
      <style:text-properties style:font-name="DejaVu Sans Mono" fo:font-size="10pt" officeooo:rsid="0013aa99" officeooo:paragraph-rsid="0013aa99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DejaVu Sans Mono" fo:font-size="10pt" officeooo:rsid="0010024e" officeooo:paragraph-rsid="0010024e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DejaVu Sans Mono" fo:font-size="10pt" officeooo:rsid="0010024e" officeooo:paragraph-rsid="0011f74e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DejaVu Sans Mono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DejaVu Sans Mono" fo:font-size="10pt" officeooo:rsid="0011f74e" officeooo:paragraph-rsid="0011f74e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DejaVu Sans Mono" fo:font-size="10pt" officeooo:rsid="0011f74e" officeooo:paragraph-rsid="0013aa99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DejaVu Sans Mono" fo:font-size="10pt" officeooo:rsid="0013aa99" officeooo:paragraph-rsid="0013aa99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DejaVu Sans Mono" fo:font-size="10pt" fo:font-weight="bold" officeooo:rsid="0010024e" officeooo:paragraph-rsid="0010024e" style:font-size-asian="10pt" style:font-weight-asian="bold" style:font-size-complex="10pt" style:font-weight-complex="bold"/>
    </style:style>
    <style:style style:name="P19" style:family="paragraph" style:parent-style-name="Standard" style:list-style-name="L1">
      <style:text-properties style:font-name="DejaVu Sans Mono" fo:font-size="11pt" style:text-underline-style="none" officeooo:rsid="0010024e" officeooo:paragraph-rsid="0010024e" style:font-size-asian="11pt" style:font-size-complex="11pt"/>
    </style:style>
    <style:style style:name="P20" style:family="paragraph" style:parent-style-name="Standard" style:list-style-name="L2">
      <style:text-properties style:font-name="DejaVu Sans Mono" fo:font-size="11pt" style:text-underline-style="none" officeooo:rsid="0010024e" officeooo:paragraph-rsid="0010024e" style:font-size-asian="11pt" style:font-size-complex="11pt"/>
    </style:style>
    <style:style style:name="P21" style:family="paragraph" style:parent-style-name="Standard">
      <style:text-properties style:font-name="DejaVu Sans Mono" fo:font-size="11pt" style:text-underline-style="none" officeooo:rsid="0010024e" officeooo:paragraph-rsid="0010024e" style:font-size-asian="11pt" style:font-size-complex="11pt"/>
    </style:style>
    <style:style style:name="P22" style:family="paragraph" style:parent-style-name="Standard">
      <style:text-properties style:font-name="DejaVu Sans Mono" fo:font-size="11pt" style:text-underline-style="none" fo:font-weight="bold" officeooo:rsid="0010024e" officeooo:paragraph-rsid="0010024e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DejaVu Sans Mono" officeooo:rsid="0010024e" officeooo:paragraph-rsid="0010024e"/>
    </style:style>
    <style:style style:name="T1" style:family="text">
      <style:text-properties officeooo:rsid="0013aa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dEdit</text:p>
      <text:p text:style-name="P1"/>
      <text:p text:style-name="P1"/>
      <text:p text:style-name="P5">Pistes d'évolution :</text:p>
      <text:p text:style-name="P1"/>
      <table:table table:name="PistesEvolution" table:style-name="PistesEvolution">
        <table:table-column table:style-name="PistesEvolution.A"/>
        <table:table-column table:style-name="PistesEvolution.B"/>
        <table:table-column table:style-name="PistesEvolution.C"/>
        <table:table-column table:style-name="PistesEvolution.D"/>
        <table:table-header-rows>
          <table:table-row>
            <table:table-cell table:style-name="PistesEvolution.A1" office:value-type="string">
              <text:p text:style-name="P8">Fonctionnalité</text:p>
            </table:table-cell>
            <table:table-cell table:style-name="PistesEvolution.A1" office:value-type="string">
              <text:p text:style-name="P8">Version bureautique</text:p>
            </table:table-cell>
            <table:table-cell table:style-name="PistesEvolution.A1" office:value-type="string">
              <text:p text:style-name="P8">Version serveur </text:p>
            </table:table-cell>
            <table:table-cell table:style-name="PistesEvolution.D1" office:value-type="string">
              <text:p text:style-name="P8">Observations</text:p>
            </table:table-cell>
          </table:table-row>
        </table:table-header-rows>
        <table:table-row>
          <table:table-cell table:style-name="PistesEvolution.A2" office:value-type="string">
            <text:p text:style-name="P12">Import XLS</text:p>
          </table:table-cell>
          <table:table-cell table:style-name="PistesEvolution.A2" office:value-type="string">
            <text:p text:style-name="P12">Possible</text:p>
          </table:table-cell>
          <table:table-cell table:style-name="PistesEvolution.A2" office:value-type="string">
            <text:p text:style-name="P12">Possible</text:p>
          </table:table-cell>
          <table:table-cell table:style-name="PistesEvolution.D2" office:value-type="string">
            <text:p text:style-name="P12">Via module openpyxl et zaphir</text:p>
          </table:table-cell>
        </table:table-row>
        <table:table-row>
          <table:table-cell table:style-name="PistesEvolution.A2" office:value-type="string">
            <text:p text:style-name="P12">Import XLSX</text:p>
          </table:table-cell>
          <table:table-cell table:style-name="PistesEvolution.A2" office:value-type="string">
            <text:p text:style-name="P12">Possible</text:p>
          </table:table-cell>
          <table:table-cell table:style-name="PistesEvolution.A2" office:value-type="string">
            <text:p text:style-name="P12">Possible</text:p>
          </table:table-cell>
          <table:table-cell table:style-name="PistesEvolution.D2" office:value-type="string">
            <text:p text:style-name="P12">Via module openpyxl et zaphir</text:p>
          </table:table-cell>
        </table:table-row>
        <table:table-row>
          <table:table-cell table:style-name="PistesEvolution.A2" office:value-type="string">
            <text:p text:style-name="P12">Import XML</text:p>
          </table:table-cell>
          <table:table-cell table:style-name="PistesEvolution.A2" office:value-type="string">
            <text:p text:style-name="P18">Fait</text:p>
          </table:table-cell>
          <table:table-cell table:style-name="PistesEvolution.A2" office:value-type="string">
            <text:p text:style-name="P18">Fait</text:p>
          </table:table-cell>
          <table:table-cell table:style-name="PistesEvolution.D2" office:value-type="string">
            <text:p text:style-name="P12">Via Javascript</text:p>
          </table:table-cell>
        </table:table-row>
        <table:table-row>
          <table:table-cell table:style-name="PistesEvolution.A2" office:value-type="string">
            <text:p text:style-name="P12">Import JSON</text:p>
          </table:table-cell>
          <table:table-cell table:style-name="PistesEvolution.A2" office:value-type="string">
            <text:p text:style-name="P18">Fait</text:p>
          </table:table-cell>
          <table:table-cell table:style-name="PistesEvolution.A2" office:value-type="string">
            <text:p text:style-name="P18">Fait</text:p>
          </table:table-cell>
          <table:table-cell table:style-name="PistesEvolution.D2" office:value-type="string">
            <text:p text:style-name="P12">Via Javascript</text:p>
          </table:table-cell>
        </table:table-row>
        <table:table-row>
          <table:table-cell table:style-name="PistesEvolution.A2" office:value-type="string">
            <text:p text:style-name="P12">Pré-remplissage SHP</text:p>
          </table:table-cell>
          <table:table-cell table:style-name="PistesEvolution.A2" office:value-type="string">
            <text:p text:style-name="P12">Via serveur</text:p>
          </table:table-cell>
          <table:table-cell table:style-name="PistesEvolution.A2" office:value-type="string">
            <text:p text:style-name="P12">Possible</text:p>
          </table:table-cell>
          <table:table-cell table:style-name="PistesEvolution.D2" office:value-type="string">
            <text:p text:style-name="P12">Via GDAL et module zaphir</text:p>
          </table:table-cell>
        </table:table-row>
        <table:table-row>
          <table:table-cell table:style-name="PistesEvolution.A2" office:value-type="string">
            <text:p text:style-name="P12">Export XML</text:p>
          </table:table-cell>
          <table:table-cell table:style-name="PistesEvolution.A2" office:value-type="string">
            <text:p text:style-name="P18">Fait</text:p>
          </table:table-cell>
          <table:table-cell table:style-name="PistesEvolution.A2" office:value-type="string">
            <text:p text:style-name="P18">Fait</text:p>
          </table:table-cell>
          <table:table-cell table:style-name="PistesEvolution.D2" office:value-type="string">
            <text:p text:style-name="P14"/>
          </table:table-cell>
        </table:table-row>
        <table:table-row>
          <table:table-cell table:style-name="PistesEvolution.A2" office:value-type="string">
            <text:p text:style-name="P12">Export XLSX</text:p>
          </table:table-cell>
          <table:table-cell table:style-name="PistesEvolution.A2" office:value-type="string">
            <text:p text:style-name="P12">Possible</text:p>
          </table:table-cell>
          <table:table-cell table:style-name="PistesEvolution.A2" office:value-type="string">
            <text:p text:style-name="P12">Possible</text:p>
          </table:table-cell>
          <table:table-cell table:style-name="PistesEvolution.D2" office:value-type="string">
            <text:p text:style-name="P12">Via module openpyxl et zaphir</text:p>
          </table:table-cell>
        </table:table-row>
        <table:table-row>
          <table:table-cell table:style-name="PistesEvolution.A2" office:value-type="string">
            <text:p text:style-name="P12">Export JSON</text:p>
          </table:table-cell>
          <table:table-cell table:style-name="PistesEvolution.A2" office:value-type="string">
            <text:p text:style-name="P12">Possible</text:p>
          </table:table-cell>
          <table:table-cell table:style-name="PistesEvolution.A2" office:value-type="string">
            <text:p text:style-name="P12">Possible</text:p>
          </table:table-cell>
          <table:table-cell table:style-name="PistesEvolution.D2" office:value-type="string">
            <text:p text:style-name="P12">Via Javascript</text:p>
          </table:table-cell>
        </table:table-row>
      </table:table>
      <text:p text:style-name="P3"/>
      <text:p text:style-name="P3"/>
      <text:p text:style-name="P5">Interface :</text:p>
      <text:p text:style-name="P3"/>
      <text:p text:style-name="P4">Fenêtre d'import</text:p>
      <text:list xml:id="list3155433378939998677" text:style-name="L1">
        <text:list-item>
          <text:p text:style-name="P19">Charger fichier par téléchargement (input file)</text:p>
          <text:list>
            <text:list-item>
              <text:p text:style-name="P19">Script : si XML =&gt; …</text:p>
            </text:list-item>
            <text:list-item>
              <text:p text:style-name="P19">Script : si JSON =&gt; …</text:p>
            </text:list-item>
            <text:list-item>
              <text:p text:style-name="P19">Script : si XLS =&gt; …</text:p>
            </text:list-item>
            <text:list-item>
              <text:p text:style-name="P19">Script : si XLSX =&gt; …</text:p>
            </text:list-item>
            <text:list-item>
              <text:p text:style-name="P19">Script : si SHP =&gt; …</text:p>
            </text:list-item>
          </text:list>
        </text:list-item>
        <text:list-item>
          <text:p text:style-name="P19">Charger via URL (input text)</text:p>
        </text:list-item>
        <text:list-item>
          <text:p text:style-name="P19">Sélectionner un modèle (select)</text:p>
        </text:list-item>
      </text:list>
      <text:p text:style-name="P6"/>
      <text:p text:style-name="P4">Fenêtre d'export</text:p>
      <text:list xml:id="list1168011125116363573" text:style-name="L2">
        <text:list-item>
          <text:p text:style-name="P20">Download (dropdown button)</text:p>
          <text:list>
            <text:list-item>
              <text:p text:style-name="P20">XML</text:p>
            </text:list-item>
            <text:list-item>
              <text:p text:style-name="P20">JSON</text:p>
            </text:list-item>
            <text:list-item>
              <text:p text:style-name="P20">XLSX</text:p>
            </text:list-item>
          </text:list>
        </text:list-item>
      </text:list>
      <text:p text:style-name="P6"/>
      <text:p text:style-name="P22"/>
      <text:p text:style-name="P22">Principes de conversion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9">Fonctionnalité</text:p>
            </table:table-cell>
            <table:table-cell table:style-name="Tableau1.A1" office:value-type="string">
              <text:p text:style-name="P10">Déroulement</text:p>
            </table:table-cell>
            <table:table-cell table:style-name="Tableau1.A1" office:value-type="string">
              <text:p text:style-name="P10">Module</text:p>
            </table:table-cell>
            <table:table-cell table:style-name="Tableau1.D1" office:value-type="string">
              <text:p text:style-name="P11">URL (Python)</text:p>
            </table:table-cell>
          </table:table-row>
        </table:table-header-rows>
        <table:table-row>
          <table:table-cell table:style-name="Tableau1.A2" office:value-type="string">
            <text:p text:style-name="P13">Import XLS</text:p>
          </table:table-cell>
          <table:table-cell table:style-name="Tableau1.A2" office:value-type="string">
            <text:p text:style-name="P15">XLS =&gt; XML =&gt; <text:span text:style-name="T1">DICT =&gt; JSON</text:span></text:p>
            <text:p text:style-name="P17">ou</text:p>
            <text:p text:style-name="P17">XLS =&gt; XML =&gt; JSON</text:p>
          </table:table-cell>
          <table:table-cell table:style-name="Tableau1.A2" office:value-type="string">
            <text:p text:style-name="P16">Zaphir (xls_to_xml <text:span text:style-name="T1">et xml_to_dict</text:span>)</text:p>
            <text:p text:style-name="P17">ou</text:p>
            <text:p text:style-name="P15">Zaphir (xls_to_xml) + Javascript (parseXML)</text:p>
          </table:table-cell>
          <table:table-cell table:style-name="Tableau1.D2" office:value-type="string">
            <text:p text:style-name="P17">xls_to_json</text:p>
          </table:table-cell>
        </table:table-row>
        <table:table-row>
          <table:table-cell table:style-name="Tableau1.A2" office:value-type="string">
            <text:p text:style-name="P13">Import XLSX</text:p>
          </table:table-cell>
          <table:table-cell table:style-name="Tableau1.A2" office:value-type="string">
            <text:p text:style-name="P15">XLSX =&gt; DICT =&gt; JSON</text:p>
          </table:table-cell>
          <table:table-cell table:style-name="Tableau1.A2" office:value-type="string">
            <text:p text:style-name="P15">Zaphir (xlsx_to_dict)</text:p>
          </table:table-cell>
          <table:table-cell table:style-name="Tableau1.D2" office:value-type="string">
            <text:p text:style-name="P17">xlsx_to_json</text:p>
          </table:table-cell>
        </table:table-row>
        <table:table-row>
          <table:table-cell table:style-name="Tableau1.A2" office:value-type="string">
            <text:p text:style-name="P13">Import XML</text:p>
          </table:table-cell>
          <table:table-cell table:style-name="Tableau1.A2" office:value-type="string">
            <text:p text:style-name="P15">XML =&gt; JSON</text:p>
          </table:table-cell>
          <table:table-cell table:style-name="Tableau1.A2" office:value-type="string">
            <text:p text:style-name="P15">Javascript (parseXML)</text:p>
          </table:table-cell>
          <table:table-cell table:style-name="Tableau1.D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13">Import JSON</text:p>
          </table:table-cell>
          <table:table-cell table:style-name="Tableau1.A2" office:value-type="string">
            <text:p text:style-name="P13">--</text:p>
          </table:table-cell>
          <table:table-cell table:style-name="Tableau1.A2" office:value-type="string">
            <text:p text:style-name="P13">--</text:p>
          </table:table-cell>
          <table:table-cell table:style-name="Tableau1.D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>Pré-remplissage SHP</text:p>
          </table:table-cell>
          <table:table-cell table:style-name="Tableau1.A2" office:value-type="string">
            <text:p text:style-name="P15">SHP =&gt; DICT =&gt; JSON</text:p>
          </table:table-cell>
          <table:table-cell table:style-name="Tableau1.A2" office:value-type="string">
            <text:p text:style-name="P15">Zaphir (shp_info)</text:p>
          </table:table-cell>
          <table:table-cell table:style-name="Tableau1.D2" office:value-type="string">
            <text:p text:style-name="P17">shp_to_json</text:p>
          </table:table-cell>
        </table:table-row>
        <text:soft-page-break/>
        <table:table-row>
          <table:table-cell table:style-name="Tableau1.A2" office:value-type="string">
            <text:p text:style-name="P13">Export XML</text:p>
          </table:table-cell>
          <table:table-cell table:style-name="Tableau1.A2" office:value-type="string">
            <text:p text:style-name="P15">JSON =&gt; XML</text:p>
          </table:table-cell>
          <table:table-cell table:style-name="Tableau1.A2" office:value-type="string">
            <text:p text:style-name="P15">Javascript (generateXML)</text:p>
          </table:table-cell>
          <table:table-cell table:style-name="Tableau1.D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13">Export XLSX</text:p>
          </table:table-cell>
          <table:table-cell table:style-name="Tableau1.A2" office:value-type="string">
            <text:p text:style-name="P15">JSON =&gt; DICT =&gt; XLSX</text:p>
          </table:table-cell>
          <table:table-cell table:style-name="Tableau1.A2" office:value-type="string">
            <text:p text:style-name="P15">Zaphir (dict_to_xlsx)</text:p>
          </table:table-cell>
          <table:table-cell table:style-name="Tableau1.D2" office:value-type="string">
            <text:p text:style-name="P17">json_to_xlsx</text:p>
          </table:table-cell>
        </table:table-row>
        <table:table-row>
          <table:table-cell table:style-name="Tableau1.A2" office:value-type="string">
            <text:p text:style-name="P13">Export JSON</text:p>
          </table:table-cell>
          <table:table-cell table:style-name="Tableau1.A2" office:value-type="string">
            <text:p text:style-name="P15">--</text:p>
          </table:table-cell>
          <table:table-cell table:style-name="Tableau1.A2" office:value-type="string">
            <text:p text:style-name="P15">--</text:p>
          </table:table-cell>
          <table:table-cell table:style-name="Tableau1.D2" office:value-type="string">
            <text:p text:style-name="P1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20:55:20.835765771</meta:creation-date>
    <dc:date>2015-09-16T17:30:36.712000000</dc:date>
    <meta:editing-duration>PT2H40M2S</meta:editing-duration>
    <meta:editing-cycles>3</meta:editing-cycles>
    <meta:generator>LibreOffice/5.0.0.5$Windows_x86 LibreOffice_project/1b1a90865e348b492231e1c451437d7a15bb262b</meta:generator>
    <meta:document-statistic meta:table-count="2" meta:image-count="0" meta:object-count="0" meta:page-count="2" meta:paragraph-count="89" meta:word-count="224" meta:character-count="1264" meta:non-whitespace-character-count="1140"/>
  </office:meta>
</office:document-meta>
</file>